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  <draw:line draw:style-name="gr19" draw:text-style-name="P6" draw:layer="layout" svg:x1="0.75cm" svg:y1="6.695cm" svg:x2="1.75cm" svg:y2="7.695cm">
          <text:p/>
        </draw:line>
        <draw:line draw:style-name="gr19" draw:text-style-name="P6" draw:layer="layout" svg:x1="0.75cm" svg:y1="7.695cm" svg:x2="1.75cm" svg:y2="6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55:57.559000000</dc:date>
    <meta:editing-duration>PT14M53S</meta:editing-duration>
    <meta:editing-cycles>63</meta:editing-cycles>
    <meta:generator>LibreOffice/7.5.0.3$Windows_X86_64 LibreOffice_project/c21113d003cd3efa8c53188764377a8272d9d6de</meta:generator>
    <meta:document-statistic meta:object-count="86"/>
  </office:meta>
</office:document-meta>
</file>